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start" style:justify-single-word="false"/>
      <style:text-properties fo:font-size="18pt" style:text-underline-style="solid" style:text-underline-width="auto" style:text-underline-color="font-color" fo:font-weight="normal" officeooo:paragraph-rsid="00163bdc" style:font-size-asian="15.75pt" style:font-weight-asian="normal" style:font-size-complex="18pt" style:font-weight-complex="normal"/>
    </style:style>
    <style:style style:name="P2" style:family="paragraph" style:parent-style-name="Standard">
      <style:paragraph-properties fo:text-align="start" style:justify-single-word="false"/>
      <style:text-properties fo:font-size="18pt" style:text-underline-style="none" fo:font-weight="normal" officeooo:paragraph-rsid="00163bdc" style:font-size-asian="15.75pt" style:font-weight-asian="normal" style:font-size-complex="18pt" style:font-weight-complex="normal"/>
    </style:style>
    <style:style style:name="P3" style:family="paragraph" style:parent-style-name="Text_20_body">
      <style:paragraph-properties fo:text-align="start" style:justify-single-word="false"/>
      <style:text-properties fo:font-size="18pt" style:text-underline-style="none" fo:font-weight="normal" officeooo:paragraph-rsid="00163bdc"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style:text-underline-style="none" fo:font-weight="bold" officeooo:paragraph-rsid="00163bdc"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none" fo:font-weight="bold" officeooo:rsid="0016b5aa" officeooo:paragraph-rsid="0016b5aa" style:font-size-asian="15.75pt" style:font-weight-asian="bold" style:font-size-complex="18pt" style:font-weight-complex="bold"/>
    </style:style>
    <style:style style:name="P6" style:family="paragraph" style:parent-style-name="Heading_20_3">
      <style:paragraph-properties fo:text-align="start" style:justify-single-word="false"/>
      <style:text-properties fo:font-size="15pt" style:text-underline-style="none" fo:font-weight="bold" officeooo:rsid="0016b5aa" officeooo:paragraph-rsid="0016b5aa" style:font-size-asian="15pt" style:font-weight-asian="bold" style:font-size-complex="15pt" style:font-weight-complex="bold"/>
    </style:style>
    <style:style style:name="P7" style:family="paragraph" style:parent-style-name="Text_20_body">
      <style:paragraph-properties fo:text-align="start" style:justify-single-word="false"/>
      <style:text-properties fo:font-size="15pt" style:text-underline-style="none" fo:font-weight="normal" officeooo:rsid="001affe9" officeooo:paragraph-rsid="001affe9" style:font-size-asian="13.1000003814697pt" style:font-weight-asian="normal" style:font-size-complex="15pt" style:font-weight-complex="normal"/>
    </style:style>
    <style:style style:name="P8" style:family="paragraph" style:parent-style-name="Heading_20_3">
      <style:text-properties fo:font-size="22pt" style:text-underline-style="solid" style:text-underline-width="auto" style:text-underline-color="font-color" fo:font-weight="normal" officeooo:rsid="001912da" officeooo:paragraph-rsid="001912da" style:font-size-asian="22pt" style:font-weight-asian="normal" style:font-size-complex="22pt" style:font-weight-complex="normal"/>
    </style:style>
    <style:style style:name="P9" style:family="paragraph" style:parent-style-name="Text_20_body">
      <style:text-properties fo:font-size="22pt" style:text-underline-style="solid" style:text-underline-width="auto" style:text-underline-color="font-color" fo:font-weight="bold" officeooo:rsid="001773a1" officeooo:paragraph-rsid="001773a1" style:font-size-asian="22pt" style:font-weight-asian="bold" style:font-size-complex="22pt" style:font-weight-complex="bold"/>
    </style:style>
    <style:style style:name="P10" style:family="paragraph" style:parent-style-name="Text_20_body">
      <style:paragraph-properties fo:text-align="center" style:justify-single-word="false"/>
      <style:text-properties fo:font-size="22pt" style:text-underline-style="solid" style:text-underline-width="auto" style:text-underline-color="font-color" fo:font-weight="bold" officeooo:rsid="001affe9" officeooo:paragraph-rsid="001affe9" style:font-size-asian="22pt" style:font-weight-asian="bold" style:font-size-complex="22pt" style:font-weight-complex="bold"/>
    </style:style>
    <style:style style:name="P11" style:family="paragraph" style:parent-style-name="Text_20_body">
      <style:text-properties fo:font-size="22pt" style:text-underline-style="none" fo:font-weight="normal" officeooo:rsid="001912da" officeooo:paragraph-rsid="001773a1" style:font-size-asian="22pt" style:font-weight-asian="normal" style:font-size-complex="22pt" style:font-weight-complex="normal"/>
    </style:style>
    <style:style style:name="P12" style:family="paragraph" style:parent-style-name="Text_20_body">
      <style:text-properties fo:font-size="22pt" style:text-underline-style="none" fo:font-weight="normal" officeooo:rsid="001912da" officeooo:paragraph-rsid="001912da" style:font-size-asian="22pt" style:font-weight-asian="normal" style:font-size-complex="22pt" style:font-weight-complex="normal"/>
    </style:style>
    <style:style style:name="P13" style:family="paragraph" style:parent-style-name="Text_20_body">
      <style:text-properties fo:font-size="22pt" style:text-underline-style="none" fo:font-weight="normal" officeooo:rsid="001aab94" officeooo:paragraph-rsid="001912da" style:font-size-asian="22pt" style:font-weight-asian="normal" style:font-size-complex="22pt" style:font-weight-complex="normal"/>
    </style:style>
    <style:style style:name="P14" style:family="paragraph" style:parent-style-name="Preformatted_20_Text">
      <style:text-properties fo:font-size="14pt" fo:font-weight="normal" officeooo:paragraph-rsid="001affe9" style:font-size-asian="14pt" style:font-weight-asian="normal" style:font-size-complex="14pt" style:font-weight-complex="normal"/>
    </style:style>
    <style:style style:name="P15" style:family="paragraph" style:parent-style-name="Text_20_body">
      <style:text-properties fo:font-size="14pt" style:text-underline-style="none" fo:font-weight="bold" officeooo:rsid="001773a1" officeooo:paragraph-rsid="001773a1" style:font-size-asian="14pt" style:font-weight-asian="bold" style:font-size-complex="14pt" style:font-weight-complex="bold"/>
    </style:style>
    <style:style style:name="P16" style:family="paragraph" style:parent-style-name="Text_20_body">
      <style:text-properties fo:font-size="14pt" style:text-underline-style="none" fo:font-weight="normal" officeooo:rsid="001aab94" officeooo:paragraph-rsid="001aab94"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ize="24pt" style:text-underline-style="none" fo:font-weight="bold" officeooo:rsid="001773a1" officeooo:paragraph-rsid="001773a1" style:font-size-asian="24pt" style:font-weight-asian="bold" style:font-size-complex="24pt" style:font-weight-complex="bold"/>
    </style:style>
    <style:style style:name="P20" style:family="paragraph" style:parent-style-name="Text_20_body">
      <style:text-properties fo:font-size="24pt" style:text-underline-style="solid" style:text-underline-width="auto" style:text-underline-color="font-color" fo:font-weight="bold" officeooo:rsid="001aab94" officeooo:paragraph-rsid="001aab94" style:font-size-asian="24pt" style:font-weight-asian="bold" style:font-size-complex="24pt" style:font-weight-complex="bold"/>
    </style:style>
    <style:style style:name="P21" style:family="paragraph" style:parent-style-name="Text_20_body">
      <style:text-properties fo:font-weight="normal" officeooo:paragraph-rsid="001912da" style:font-weight-asian="normal" style:font-weight-complex="normal"/>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fo:text-align="start" style:justify-single-word="false"/>
      <style:text-properties fo:font-weight="normal" officeooo:rsid="001b7407" officeooo:paragraph-rsid="001b7407" style:font-weight-asian="normal" style:font-weight-complex="normal"/>
    </style:style>
    <style:style style:name="P24" style:family="paragraph" style:parent-style-name="Text_20_body">
      <style:text-properties fo:font-size="20pt" style:text-underline-style="none" fo:font-weight="normal" officeooo:rsid="001aab94" officeooo:paragraph-rsid="001aab94" style:font-size-asian="17.5pt" style:font-weight-asian="normal" style:font-size-complex="20pt" style:font-weight-complex="normal"/>
    </style:style>
    <style:style style:name="P25" style:family="paragraph" style:parent-style-name="Text_20_body">
      <style:text-properties fo:font-size="20pt" style:text-underline-style="none" fo:font-weight="bold" officeooo:rsid="001aab94" officeooo:paragraph-rsid="001aab94" style:font-size-asian="17.5pt" style:font-weight-asian="bold" style:font-size-complex="20pt" style:font-weight-complex="bold"/>
    </style:style>
    <style:style style:name="P26" style:family="paragraph" style:parent-style-name="Text_20_body">
      <style:text-properties fo:font-size="20pt" style:text-underline-style="solid" style:text-underline-width="auto" style:text-underline-color="font-color" fo:font-weight="normal" officeooo:rsid="001aab94" officeooo:paragraph-rsid="001aab94" style:font-size-asian="17.5pt" style:font-weight-asian="normal" style:font-size-complex="20pt" style:font-weight-complex="normal"/>
    </style:style>
    <style:style style:name="P27" style:family="paragraph" style:parent-style-name="Heading_20_3">
      <style:text-properties fo:font-size="22pt" fo:font-style="normal" style:text-underline-style="solid" style:text-underline-width="auto" style:text-underline-color="font-color" fo:font-weight="bold" officeooo:rsid="001912da" officeooo:paragraph-rsid="001912da" style:font-size-asian="22pt" style:font-style-asian="normal" style:font-weight-asian="bold" style:font-size-complex="22pt" style:font-style-complex="normal" style:font-weight-complex="bold"/>
    </style:style>
    <style:style style:name="P28" style:family="paragraph" style:parent-style-name="Preformatted_20_Text">
      <style:text-properties fo:font-size="14pt" style:text-underline-style="none" fo:font-weight="normal" officeooo:rsid="001aab94" officeooo:paragraph-rsid="001aab94" style:font-size-asian="14pt" style:font-weight-asian="normal" style:font-size-complex="14pt" style:font-weight-complex="normal"/>
    </style:style>
    <style:style style:name="P29" style:family="paragraph" style:parent-style-name="Preformatted_20_Text">
      <style:text-properties fo:font-size="14pt" style:text-underline-style="none" fo:font-weight="normal" officeooo:rsid="001aab94" officeooo:paragraph-rsid="001affe9" style:font-size-asian="14pt" style:font-weight-asian="normal" style:font-size-complex="14pt" style:font-weight-complex="normal"/>
    </style:style>
    <style:style style:name="P30" style:family="paragraph" style:parent-style-name="Heading_20_2">
      <style:paragraph-properties fo:text-align="start" style:justify-single-word="false"/>
      <style:text-properties fo:font-size="13pt" fo:font-weight="bold" officeooo:rsid="001b7407" officeooo:paragraph-rsid="001b7407" style:font-size-asian="13pt" style:font-weight-asian="bold" style:font-size-complex="13pt" style:font-weight-complex="bold"/>
    </style:style>
    <style:style style:name="P31" style:family="paragraph" style:parent-style-name="Text_20_body" style:list-style-name="L1">
      <style:text-properties fo:font-weight="bold" style:font-weight-asian="bold" style:font-weight-complex="bold"/>
    </style:style>
    <style:style style:name="P32" style:family="paragraph" style:parent-style-name="Text_20_body" style:list-style-name="L2">
      <style:text-properties fo:font-weight="bold" officeooo:rsid="0016b5aa" officeooo:paragraph-rsid="0016b5aa"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list-style-name="L3">
      <style:text-properties fo:font-weight="bold" style:font-weight-asian="bold" style:font-weight-complex="bold"/>
    </style:style>
    <style:style style:name="P35" style:family="paragraph" style:parent-style-name="Text_20_body" style:list-style-name="L3">
      <style:text-properties fo:font-weight="bold" officeooo:rsid="001aab94" officeooo:paragraph-rsid="001aab94" style:font-weight-asian="bold" style:font-weight-complex="bold"/>
    </style:style>
    <style:style style:name="P36" style:family="paragraph" style:parent-style-name="Text_20_body">
      <style:paragraph-properties fo:text-align="start" style:justify-single-word="false"/>
      <style:text-properties fo:font-size="13pt" fo:font-weight="bold" officeooo:rsid="001b7407" officeooo:paragraph-rsid="001b7407" style:font-size-asian="13pt" style:font-weight-asian="bold" style:font-size-complex="13pt" style:font-weight-complex="bold"/>
    </style:style>
    <style:style style:name="P37" style:family="paragraph" style:parent-style-name="Text_20_body">
      <style:paragraph-properties fo:text-align="start" style:justify-single-word="false"/>
      <style:text-properties fo:font-size="13pt" style:text-underline-style="none" fo:font-weight="bold" officeooo:rsid="001affe9" officeooo:paragraph-rsid="001affe9" style:font-size-asian="13pt" style:font-weight-asian="bold" style:font-size-complex="13pt" style:font-weight-complex="bold"/>
    </style:style>
    <style:style style:name="P38" style:family="paragraph" style:parent-style-name="Text_20_body">
      <style:paragraph-properties fo:text-align="start" style:justify-single-word="false"/>
      <style:text-properties fo:font-size="18pt" fo:font-weight="bold" officeooo:rsid="001b7407" officeooo:paragraph-rsid="001b7407" style:font-size-asian="18pt" style:font-weight-asian="bold" style:font-size-complex="18pt" style:font-weight-complex="bold"/>
    </style:style>
    <style:style style:name="T1" style:family="text">
      <style:text-properties officeooo:rsid="00163bdc"/>
    </style:style>
    <style:style style:name="T2" style:family="text">
      <style:text-properties officeooo:rsid="0016b5aa"/>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3pt" style:font-size-asian="13pt" style:font-size-complex="13pt"/>
    </style:style>
    <style:style style:name="T8" style:family="text">
      <style:text-properties fo:font-size="13pt" officeooo:rsid="001d4d22" style:font-size-asian="13pt" style:font-size-complex="13pt"/>
    </style:style>
    <style:style style:name="T9" style:family="text">
      <style:text-properties fo:font-size="13pt" fo:font-weight="bold" style:font-size-asian="13pt" style:font-weight-asian="bold" style:font-size-complex="13pt"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hehraVerse</text:p>
      <text:p text:style-name="P17"/>
      <text:p text:style-name="P2"><text:span text:style-name="T1">I</text:span>ntelligent Event Photo Segregation &amp; Personalized Distribution Platform</text:p>
      <text:p text:style-name="P2"/>
      <text:p text:style-name="P2"/>
      <text:p text:style-name="P2"/>
      <text:p text:style-name="P3"><text:span text:style-name="Strong_20_Emphasis">ChehraVerse</text:span> is a smart photo segregation and distribution platform that automatically identifies individuals from bulk event photos and delivers personalized images to the respective persons.</text:p>
      <text:p text:style-name="P3"/>
      <text:p text:style-name="P3"/>
      <text:p text:style-name="P3"/>
      <text:p text:style-name="Text_20_body">The system analyzes uploaded photos, detects faces, matches them with registered users, and creates individual photo collections. Each user receives only the photos in which they appear, eliminating manual searching from large photo datasets.</text:p>
      <text:p text:style-name="P2"/>
      <text:p text:style-name="P2"/>
      <text:p text:style-name="P2"/>
      <text:p text:style-name="P2"/>
      <text:p text:style-name="P2"/>
      <text:h text:style-name="P1" text:outline-level="2">Problem</text:h>
      <text:p text:style-name="P18">Event ke baad:</text:p>
      <text:list xml:id="list2275435197" text:style-name="L1">
        <text:list-item>
          <text:p text:style-name="P31">500–1000 photos click hoti hain</text:p>
        </text:list-item>
        <text:list-item>
          <text:p text:style-name="P31">Google Drive / WhatsApp me sab dump ho jati hain</text:p>
        </text:list-item>
        <text:list-item>
          <text:p text:style-name="P31">Har person ko apni photos manually dhundni padti hain </text:p>
        </text:list-item>
      </text:list>
      <text:p text:style-name="P18"><text:span text:style-name="T2">a) </text:span>Time waste<text:line-break/><text:span text:style-name="T2">b) </text:span>Confusion<text:line-break/><text:span text:style-name="T2">c) </text:span><text:s/>Duplicate sharing</text:p>
      <text:p text:style-name="P4"/>
      <text:p text:style-name="P4"><text:soft-page-break/></text:p>
      <text:p text:style-name="P5">CORE WORKING CONCEPT :</text:p>
      <text:p text:style-name="P5"/>
      <text:h text:style-name="P6" text:outline-level="3">Step 1 — Users Register</text:h>
      <text:p text:style-name="P18">User:</text:p>
      <text:list xml:id="list987438711" text:style-name="L2">
        <text:list-item>
          <text:p text:style-name="P32">user make their account</text:p>
        </text:list-item>
        <text:list-item>
          <text:p text:style-name="P32">and upload their face</text:p>
        </text:list-item>
      </text:list>
      <text:p text:style-name="P18"><text:s text:c="6"/>. <text:s text:c="3"/>System learns their face.</text:p>
      <text:p text:style-name="P18"/>
      <text:h text:style-name="Heading_20_3" text:outline-level="3">Step 2 — Bulk Photos Upload</text:h>
      <text:p text:style-name="Text_20_body">Admin uploads:---&gt;100–500 photos</text:p>
      <text:p text:style-name="Text_20_body"/>
      <text:h text:style-name="Heading_20_3" text:outline-level="3">Step 3 — Face Detection</text:h>
      <text:p text:style-name="Text_20_body">System checks every image</text:p>
      <text:p text:style-name="Text_20_body"/>
      <text:h text:style-name="Heading_20_3" text:outline-level="3">Step 4 — Face Matchi<text:span text:style-name="T2">ng </text:span></text:h>
      <text:p text:style-name="Text_20_body"><text:s/><text:span text:style-name="T2">if face match then that photo send to registered users </text:span></text:p>
      <text:p text:style-name="Text_20_body"/>
      <text:p text:style-name="P19"/>
      <text:p text:style-name="P19"/>
      <text:p text:style-name="P19"/>
      <text:p text:style-name="P19"/>
      <text:p text:style-name="P19"/>
      <text:p text:style-name="P19"/>
      <text:p text:style-name="P19"/>
      <text:p text:style-name="P15"/>
      <text:p text:style-name="P15"><text:soft-page-break/>chehraverse/</text:p>
      <text:p text:style-name="P15">│</text:p>
      <text:p text:style-name="P15">├── manage.py</text:p>
      <text:p text:style-name="P15">│</text:p>
      <text:p text:style-name="P15">├── chehraverse/ <text:s text:c="9"/># Project Configuration</text:p>
      <text:p text:style-name="P15">│ <text:s text:c="2"/>├── __init__.py</text:p>
      <text:p text:style-name="P15">│ <text:s text:c="2"/>├── settings.py</text:p>
      <text:p text:style-name="P15">│ <text:s text:c="2"/>├── urls.py</text:p>
      <text:p text:style-name="P15">│ <text:s text:c="2"/>├── asgi.py</text:p>
      <text:p text:style-name="P15">│ <text:s text:c="2"/>└── wsgi.py</text:p>
      <text:p text:style-name="P15">│</text:p>
      <text:p text:style-name="P15">├── apps/</text:p>
      <text:p text:style-name="P15">│ <text:s text:c="2"/>│</text:p>
      <text:p text:style-name="P15">│ <text:s text:c="2"/>├── accounts/ <text:s text:c="8"/># Users &amp; Profiles</text:p>
      <text:p text:style-name="P15">│ <text:s text:c="2"/>│ <text:s text:c="2"/>├── models.py</text:p>
      <text:p text:style-name="P15">│ <text:s text:c="2"/>│ <text:s text:c="2"/>├── views.py</text:p>
      <text:p text:style-name="P15">│ <text:s text:c="2"/>│ <text:s text:c="2"/>├── forms.py</text:p>
      <text:p text:style-name="P15">│ <text:s text:c="2"/>│ <text:s text:c="2"/>├── urls.py</text:p>
      <text:p text:style-name="P15">│ <text:s text:c="2"/>│ <text:s text:c="2"/>├── admin.py</text:p>
      <text:p text:style-name="P15">│ <text:s text:c="2"/>│ <text:s text:c="2"/></text:p>
      <text:p text:style-name="P15">│ <text:s text:c="2"/>│</text:p>
      <text:p text:style-name="P15">│ <text:s text:c="2"/>├── events/ <text:s text:c="10"/># Event Management</text:p>
      <text:p text:style-name="P15">│ <text:s text:c="2"/>│ <text:s text:c="2"/>├── models.py</text:p>
      <text:p text:style-name="P15">│ <text:s text:c="2"/>│ <text:s text:c="2"/>├── views.py</text:p>
      <text:p text:style-name="P15">│ <text:s text:c="2"/>│ <text:s text:c="2"/>├── urls.py</text:p>
      <text:p text:style-name="P15">│ <text:s text:c="2"/>│ <text:s text:c="2"/>└── admin.py</text:p>
      <text:p text:style-name="P15">│ <text:s text:c="2"/>│</text:p>
      <text:p text:style-name="P15">│ <text:s text:c="2"/>├── photos/ <text:s text:c="10"/># Photo Upload &amp; Gallery</text:p>
      <text:p text:style-name="P15"><text:soft-page-break/>│ <text:s text:c="2"/>│ <text:s text:c="2"/>├── models.py</text:p>
      <text:p text:style-name="P15">│ <text:s text:c="2"/>│ <text:s text:c="2"/>├── views.py</text:p>
      <text:p text:style-name="P15">│ <text:s text:c="2"/>│ <text:s text:c="2"/>├── urls.py</text:p>
      <text:p text:style-name="P15">│ <text:s text:c="2"/>│ <text:s text:c="2"/>├── forms.py</text:p>
      <text:p text:style-name="P15">│ <text:s text:c="2"/>│ <text:s text:c="2"/>├── services.py <text:s text:c="2"/># assignment logic</text:p>
      <text:p text:style-name="P15">│ <text:s text:c="2"/>│ <text:s text:c="2"/>└── admin.py</text:p>
      <text:p text:style-name="P15">│ <text:s text:c="2"/>│</text:p>
      <text:p text:style-name="P15">│ <text:s text:c="2"/>└── recognition/ <text:s/>(AIML PART)</text:p>
      <text:p text:style-name="P15">│ <text:s text:c="6"/>└── __init__.py</text:p>
      <text:p text:style-name="P15">│</text:p>
      <text:p text:style-name="P15">├── templates/</text:p>
      <text:p text:style-name="P15">│ <text:s text:c="2"/>├── base.html</text:p>
      <text:p text:style-name="P15">│ <text:s text:c="2"/>│</text:p>
      <text:p text:style-name="P15">│ <text:s text:c="2"/>├── accounts/</text:p>
      <text:p text:style-name="P15">│ <text:s text:c="2"/>├── events/</text:p>
      <text:p text:style-name="P15">│ <text:s text:c="2"/>└── photos/</text:p>
      <text:p text:style-name="P15">│</text:p>
      <text:p text:style-name="P15">├── static/</text:p>
      <text:p text:style-name="P15">│ <text:s text:c="2"/>├── css/</text:p>
      <text:p text:style-name="P15">│ <text:s text:c="2"/>├── js/</text:p>
      <text:p text:style-name="P15">│ <text:s text:c="2"/>└── images/</text:p>
      <text:p text:style-name="P15">│</text:p>
      <text:p text:style-name="P15">├── media/</text:p>
      <text:p text:style-name="P15">│ <text:s text:c="2"/>├── profile_faces/</text:p>
      <text:p text:style-name="P15">│ <text:s text:c="2"/>├── event_photos/</text:p>
      <text:p text:style-name="P15">│ <text:s text:c="2"/>└── assigned_photos/</text:p>
      <text:p text:style-name="P15">│</text:p>
      <text:p text:style-name="P15">├── core/ <text:s text:c="16"/># Shared utilities</text:p>
      <text:p text:style-name="P15"><text:soft-page-break/>│ <text:s text:c="2"/>├── helpers.py</text:p>
      <text:p text:style-name="P15">│ <text:s text:c="2"/>├── permissions.py</text:p>
      <text:p text:style-name="P15">│ <text:s text:c="2"/>└── constants.py</text:p>
      <text:p text:style-name="P15">│</text:p>
      <text:p text:style-name="P15">└── requirements.txt</text:p>
      <text:p text:style-name="P19"><text:span text:style-name="Strong_20_Emphasis"><text:span text:style-name="T4">accounts</text:span></text:span><text:span text:style-name="T4"> </text:span>→ <text:span text:style-name="T5">Handles user registration, authentication, and profile management</text:span>.</text:p>
      <text:p text:style-name="Text_20_body"><text:span text:style-name="Strong_20_Emphasis">events</text:span> → Manages creation and organization of events containing photos.</text:p>
      <text:p text:style-name="Text_20_body"><text:span text:style-name="Strong_20_Emphasis">photos</text:span> → Handles photo upload, storage, assignment, and user galleries.</text:p>
      <text:p text:style-name="Text_20_body"><text:span text:style-name="Strong_20_Emphasis">recognition</text:span> → Performs automatic face detection and photo matching (AI module).</text:p>
      <text:p text:style-name="Text_20_body"><text:s/><text:span text:style-name="Strong_20_Emphasis">core</text:span> → Contains shared utilities, helpers, and common system logic.</text:p>
      <text:p text:style-name="Text_20_body"/>
      <text:p text:style-name="Text_20_body"/>
      <text:p text:style-name="P9">A) accounts app in detail </text:p>
      <text:p text:style-name="P11"/>
      <text:h text:style-name="P8" text:outline-level="3">1️ User Registration</text:h>
      <text:p text:style-name="P18">User creates account using:</text:p>
      <text:list xml:id="list3648241951" text:style-name="L3">
        <text:list-item>
          <text:p text:style-name="P34">Username</text:p>
        </text:list-item>
        <text:list-item>
          <text:p text:style-name="P34">Email</text:p>
        </text:list-item>
        <text:list-item>
          <text:p text:style-name="P34">Password</text:p>
        </text:list-item>
        <text:list-item>
          <text:p text:style-name="P35">face image</text:p>
        </text:list-item>
      </text:list>
      <text:h text:style-name="P27" text:outline-level="3">2️ Authentication</text:h>
      <text:p text:style-name="P21"><text:span text:style-name="T6">.</text:span> Login<text:line-break/><text:span text:style-name="T6">.</text:span> Logout<text:line-break/><text:span text:style-name="T6">.</text:span> Session management</text:p>
      <text:p text:style-name="P22">Using Django Authentication System.</text:p>
      <text:p text:style-name="P12"/>
      <text:p text:style-name="P13"/>
      <text:p text:style-name="P20"><text:soft-page-break/>B) EVENT APP </text:p>
      <text:p text:style-name="P20"/>
      <text:p text:style-name="P24">event app contain, all photos accordin to event </text:p>
      <text:p text:style-name="P24"><text:span text:style-name="T3">Farewell 2026</text:span>---&gt; only photos of farewell<text:line-break/><text:span text:style-name="T3">Tech Fest </text:span><text:s text:c="3"/>--&gt; <text:s/>only photos of tech fest <text:line-break/><text:span text:style-name="T3">Office Meetup </text:span><text:s/>---&gt; only photo of office meetup <text:line-break/><text:span text:style-name="T3">Wedding Ceremony </text:span>---&gt; only photo of wedding </text:p>
      <text:p text:style-name="P24"/>
      <text:p text:style-name="P26">Each event contain :</text:p>
      <text:p text:style-name="P25">Event<text:line-break/>├── title<text:line-break/>├── description<text:line-break/>├── event_date<text:line-break/>├── created_by<text:line-break/>└── created_at</text:p>
      <text:p text:style-name="P25">note ---&gt; <text:s/>one event contaion many photos so foreign key realationship between event and photos </text:p>
      <text:p text:style-name="P25"/>
      <text:p text:style-name="P28">Admin creates Event</text:p>
      <text:p text:style-name="P14"><text:s text:c="8"/>↓</text:p>
      <text:p text:style-name="P14">Photos uploaded under Event</text:p>
      <text:p text:style-name="P14"><text:s text:c="8"/>↓</text:p>
      <text:p text:style-name="P14">Photos distributed to users</text:p>
      <text:p text:style-name="P14"><text:s text:c="8"/>↓</text:p>
      <text:p text:style-name="P29">Users see Event-wise gallery</text:p>
      <text:p text:style-name="P16"/>
      <text:p text:style-name="P16"/>
      <text:p text:style-name="P16"/>
      <text:p text:style-name="P10"><text:soft-page-break/>PHOTOS APP</text:p>
      <text:p text:style-name="P7"><text:span text:style-name="T9">The </text:span><text:span text:style-name="Strong_20_Emphasis"><text:span text:style-name="T9">photos app manages photos and distributes them to the correct users</text:span></text:span><text:span text:style-name="T9">.</text:span></text:p>
      <text:h text:style-name="P30" text:outline-level="2">Each photo belong to an event so there is many to one relationship between <text:s/>photos and event </text:h>
      <text:p text:style-name="P36"/>
      <text:p text:style-name="P38">Photo model contain :</text:p>
      <text:p text:style-name="P23"><text:span text:style-name="T7">Photo<text:line-break/>│<text:line-break/>├── event</text:span><text:span text:style-name="T8">(many to one ) </text:span><text:span text:style-name="T7"><text:line-break/>├── image<text:line-break/>├── caption<text:line-break/>├── uploaded_by<text:line-break/>└── uploaded_at</text:span></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1T21:32:55.768932095</meta:creation-date>
    <dc:date>2026-03-01T23:21:49.371021375</dc:date>
    <meta:editing-duration>PT7M41S</meta:editing-duration>
    <meta:editing-cycles>1</meta:editing-cycles>
    <meta:generator>LibreOffice/7.3.7.2$Linux_X86_64 LibreOffice_project/30$Build-2</meta:generator>
    <meta:document-statistic meta:table-count="0" meta:image-count="0" meta:object-count="0" meta:page-count="7" meta:paragraph-count="116" meta:word-count="580" meta:character-count="3495" meta:non-whitespace-character-count="2808"/>
  </office:meta>
</office:document-meta>
</file>